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ystem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ystem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tr" style:country-asian="T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language-asian="tr" style:country-asian="T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language-asian="tr" style:country-asian="TR"/>
    </style:style>
    <style:style style:name="P9" style:parent-style-name="ListParagraph" style:list-style-name="LFO1" style:family="paragraph">
      <style:text-properties fo:font-size="9pt" style:font-size-asian="9pt" style:font-size-complex="9pt"/>
    </style:style>
    <style:style style:name="P10" style:parent-style-name="ListParagraph" style:list-style-name="LFO1" style:family="paragraph">
      <style:text-properties fo:font-size="9pt" style:font-size-asian="9pt" style:font-size-complex="9pt"/>
    </style:style>
    <style:style style:name="P11" style:parent-style-name="ListParagraph" style:list-style-name="LFO1" style:family="paragraph">
      <style:text-properties fo:font-size="9pt" style:font-size-asian="9pt" style:font-size-complex="9pt"/>
    </style:style>
    <style:style style:name="P12" style:parent-style-name="Normal" style:family="paragraph">
      <style:text-properties fo:font-size="9pt" style:font-size-asian="9pt" style:font-size-complex="9pt"/>
    </style:style>
    <style:style style:name="P13" style:parent-style-name="Normal" style:family="paragraph">
      <style:paragraph-properties fo:text-align="center"/>
      <style:text-properties fo:font-size="9pt" style:font-size-asian="9pt" style:font-size-complex="9pt"/>
    </style:style>
    <style:style style:name="T14" style:parent-style-name="DefaultParagraphFont" style:family="text">
      <style:text-properties style:language-asian="tr" style:country-asian="TR"/>
    </style:style>
    <style:style style:name="T15" style:parent-style-name="DefaultParagraphFont" style:family="text">
      <style:text-properties style:language-asian="tr" style:country-asian="TR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language-asian="tr" style:country-asian="TR"/>
    </style:style>
    <style:style style:name="P18" style:parent-style-name="Normal" style:family="paragraph">
      <style:paragraph-properties fo:text-align="center"/>
      <style:text-properties fo:font-size="9pt" style:font-size-asian="9pt" style:font-size-complex="9pt"/>
    </style:style>
    <style:style style:name="T19" style:parent-style-name="DefaultParagraphFont" style:family="text">
      <style:text-properties style:language-asian="tr" style:country-asian="TR"/>
    </style:style>
    <style:style style:name="T20" style:parent-style-name="DefaultParagraphFont" style:family="text">
      <style:text-properties style:language-asian="tr" style:country-asian="TR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language-asian="tr" style:country-asian="TR"/>
    </style:style>
    <style:style style:name="P23" style:parent-style-name="Normal" style:family="paragraph">
      <style:paragraph-properties fo:text-align="center"/>
      <style:text-properties fo:font-size="9pt" style:font-size-asian="9pt" style:font-size-complex="9pt"/>
    </style:style>
    <style:style style:name="T24" style:parent-style-name="DefaultParagraphFont" style:family="text">
      <style:text-properties style:language-asian="tr" style:country-asian="TR"/>
    </style:style>
    <style:style style:name="T25" style:parent-style-name="DefaultParagraphFont" style:family="text">
      <style:text-properties style:language-asian="tr" style:country-asian="TR"/>
    </style:style>
    <style:style style:name="P26" style:parent-style-name="Normal" style:family="paragraph">
      <style:paragraph-properties fo:text-align="center"/>
    </style:style>
    <style:style style:family="graphic" style:name="a6">
      <style:graphic-properties style:wrap="parallel" style:wrap-contour="true" style:wrap-contour-mode="full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parallel" style:wrap-contour="true" style:wrap-contour-mode="full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parallel" style:wrap-contour="true" style:wrap-contour-mode="full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5.82292in" svg:y="0.00139in" svg:width="1.37778in" svg:height="0.90486in" draw:z-index="251675648" draw:id="id0" draw:style-name="a0" draw:name="Yuvarlatılmış Dikdörtgen 11" text:anchor-type="paragraph"><svg:title/><svg:desc/><text:p text:style-name="P3">WHAT</text:p><text:p text:style-name="P4">(ANALYSIS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"><draw:custom-shape svg:x="5.86319in" svg:y="1.76597in" svg:width="1.37778in" svg:height="0.90486in" draw:z-index="251677696" draw:id="id1" draw:style-name="a1" draw:name="Yuvarlatılmış Dikdörtgen 12" text:anchor-type="paragraph"><svg:title/><svg:desc/><text:p text:style-name="P6">HOW</text:p><text:p text:style-name="P7">(DESIGN)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8"><draw:frame draw:z-index="251674624" draw:id="id2" draw:style-name="a2" draw:name="Metin Kutusu 10" text:anchor-type="paragraph" svg:x="2.19444in" svg:y="1.76597in" svg:width="3.74514in" svg:height="1.50278in" style:rel-width="scale" style:rel-height="scale"><draw:text-box><text:list text:style-name="LFO1" text:continue-numbering="true"><text:list-item><text:p text:style-name="P9">STORE NUMBER(AGE)</text:p></text:list-item><text:list-item><text:p text:style-name="P10">IF VARIABLE İS HIGHER THAN 19, PRINT AS<text:s/>“ADULT”.IF IT IS NOT, PRINT AS “CHILD”</text:p></text:list-item><text:list-item><text:p text:style-name="P11">-IF<text:s/>VARIABLE IS CHILD AND LOWER THAN 1, PRINT AS “INFANT”.</text:p></text:list-item></text:list><text:p text:style-name="P12"><text:s text:c="17"/>-IF VARIABLE İS BETWEEN 0 AND 19(INCLUSIVE), PRINT AS <text:s text:c="14"/>“ADALOSCENT”.</text:p><text:p text:style-name="P13"/></draw:text-box><svg:title/><svg:desc/></draw:frame></text:span><text:span text:style-name="T14"><draw:custom-shape svg:x="1.44444in" svg:y="2.01944in" svg:width="0.5in" svg:height="0.125in" draw:z-index="251672576" draw:id="id3" draw:style-name="a3" draw:name="Sağ Ok 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9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5"><draw:frame draw:z-index="251670528" draw:id="id4" draw:style-name="a4" draw:name="Metin Kutusu 8" text:anchor-type="paragraph" svg:x="-0.55069in" svg:y="1.89097in" svg:width="1.875in" svg:height="0.5in" style:rel-width="scale" style:rel-height="scale"><draw:text-box><text:p text:style-name="P16">OPERATION</text:p></draw:text-box><svg:title/><svg:desc/></draw:frame></text:span><text:span text:style-name="T17"><draw:frame draw:z-index="251668480" draw:id="id5" draw:style-name="a5" draw:name="Metin Kutusu 7" text:anchor-type="paragraph" svg:x="2.19792in" svg:y="0.88958in" svg:width="3.74514in" svg:height="0.5in" style:rel-width="scale" style:rel-height="scale"><draw:text-box><text:p text:style-name="P18">INFANT,<text:s/>ADALOSCENT, CHILD, ADULT(CLASSIFICATION)</text:p></draw:text-box><svg:title/><svg:desc/></draw:frame></text:span><text:span text:style-name="T19"><draw:custom-shape svg:x="1.44931in" svg:y="1.14514in" svg:width="0.5in" svg:height="0.125in" draw:z-index="251666432" draw:id="id6" draw:style-name="a6" draw:name="Sağ Ok 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9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0"><draw:frame draw:z-index="251664384" draw:id="id7" draw:style-name="a7" draw:name="Metin Kutusu 5" text:anchor-type="paragraph" svg:x="-0.55208in" svg:y="1.01875in" svg:width="1.875in" svg:height="0.5in" style:rel-width="scale" style:rel-height="scale"><draw:text-box><text:p text:style-name="P21">OUTPUT</text:p></draw:text-box><svg:title/><svg:desc/></draw:frame></text:span><text:span text:style-name="T22"><draw:frame draw:z-index="251662336" draw:id="id8" draw:style-name="a8" draw:name="Metin Kutusu 3" text:anchor-type="paragraph" svg:x="2.20139in" svg:y="0.01597in" svg:width="3.74514in" svg:height="0.5in" style:rel-width="scale" style:rel-height="scale"><draw:text-box><text:p text:style-name="P23">NUMBER(AGE)</text:p></draw:text-box><svg:title/><svg:desc/></draw:frame></text:span><text:span text:style-name="T24"><draw:custom-shape svg:x="1.44444in" svg:y="0.13958in" svg:width="0.5in" svg:height="0.125in" draw:z-index="251660288" draw:id="id9" draw:style-name="a9" draw:name="Sağ Ok 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9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5"><draw:frame draw:z-index="251659264" draw:id="id10" draw:style-name="a10" draw:name="Metin Kutusu 1" text:anchor-type="paragraph" svg:x="-0.55278in" svg:y="0in" svg:width="1.875in" svg:height="0.5in" style:rel-width="scale" style:rel-height="scale"><draw:text-box><text:p text:style-name="P26">INPUT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ystem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ystem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zlı Dilara Karataş</meta:initial-creator>
    <dc:creator>Nazlı Dilara Karataş</dc:creator>
    <meta:creation-date>2019-10-08T19:48:00Z</meta:creation-date>
    <dc:date>2019-10-08T19:48:00Z</dc:date>
    <meta:print-date>2019-10-08T19:40:00Z</meta:print-date>
    <meta:template xlink:href="Normal.dotm" xlink:type="simple"/>
    <meta:editing-cycles>2</meta:editing-cycles>
    <meta:editing-duration>PT300S</meta:editing-duration>
    <meta:document-statistic meta:page-count="1" meta:paragraph-count="1" meta:word-count="1" meta:character-count="11" meta:row-count="1" meta:non-whitespace-character-count="11"/>
  </office:meta>
</office:document-meta>
</file>